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13d9" officeooo:paragraph-rsid="000913d9"/>
    </style:style>
    <style:style style:name="P2" style:family="paragraph" style:parent-style-name="Text_20_body">
      <style:text-properties officeooo:rsid="000cc670" officeooo:paragraph-rsid="000cc670"/>
    </style:style>
    <style:style style:name="P3" style:family="paragraph" style:parent-style-name="Text_20_body">
      <style:text-properties style:font-name="Ubuntu" officeooo:rsid="000d8b30" officeooo:paragraph-rsid="001475bb"/>
    </style:style>
    <style:style style:name="P4" style:family="paragraph" style:parent-style-name="Text_20_body">
      <style:text-properties style:font-name="Ubuntu" officeooo:rsid="00150e06" officeooo:paragraph-rsid="00150e06"/>
    </style:style>
    <style:style style:name="P5" style:family="paragraph" style:parent-style-name="Title">
      <style:text-properties officeooo:rsid="000913d9" officeooo:paragraph-rsid="000913d9"/>
    </style:style>
    <style:style style:name="P6" style:family="paragraph" style:parent-style-name="Text_20_body">
      <style:paragraph-properties fo:break-before="page"/>
      <style:text-properties officeooo:rsid="000ce4b8" officeooo:paragraph-rsid="000ce4b8"/>
    </style:style>
    <style:style style:name="P7" style:family="paragraph" style:parent-style-name="Text_20_body" style:list-style-name="L1">
      <style:text-properties style:font-name="Ubuntu" officeooo:rsid="0015fdda" officeooo:paragraph-rsid="0015fdda"/>
    </style:style>
    <style:style style:name="P8" style:family="paragraph" style:parent-style-name="Text_20_body" style:list-style-name="L1">
      <style:text-properties style:font-name="Ubuntu" officeooo:rsid="0016cb9f" officeooo:paragraph-rsid="0016cb9f"/>
    </style:style>
    <style:style style:name="P9" style:family="paragraph" style:parent-style-name="Text_20_body" style:list-style-name="L1">
      <style:text-properties style:font-name="Ubuntu" officeooo:rsid="0016be9c" officeooo:paragraph-rsid="0016be9c"/>
    </style:style>
    <style:style style:name="P10" style:family="paragraph" style:parent-style-name="Text_20_body">
      <style:text-properties officeooo:rsid="002196e6" officeooo:paragraph-rsid="002196e6"/>
    </style:style>
    <style:style style:name="P11" style:family="paragraph" style:parent-style-name="Text_20_body">
      <style:text-properties officeooo:rsid="0021f0a4" officeooo:paragraph-rsid="0021f0a4"/>
    </style:style>
    <style:style style:name="P12" style:family="paragraph" style:parent-style-name="Text_20_body">
      <style:text-properties style:font-name="apple-system" fo:font-style="normal" officeooo:rsid="002687c1" officeooo:paragraph-rsid="002687c1" style:font-style-asian="normal" style:font-style-complex="normal"/>
    </style:style>
    <style:style style:name="P13" style:family="paragraph" style:parent-style-name="Text_20_body">
      <style:text-properties officeooo:rsid="002710c0" officeooo:paragraph-rsid="002710c0"/>
    </style:style>
    <style:style style:name="P14" style:family="paragraph" style:parent-style-name="Text_20_body">
      <style:text-properties officeooo:rsid="0027436c" officeooo:paragraph-rsid="0027436c"/>
    </style:style>
    <style:style style:name="P15" style:family="paragraph" style:parent-style-name="Text_20_body">
      <style:text-properties officeooo:rsid="00283141" officeooo:paragraph-rsid="00283141"/>
    </style:style>
    <style:style style:name="P16" style:family="paragraph" style:parent-style-name="Text_20_body">
      <style:text-properties officeooo:rsid="00284400" officeooo:paragraph-rsid="00284400"/>
    </style:style>
    <style:style style:name="P17" style:family="paragraph" style:parent-style-name="Text_20_body">
      <style:text-properties officeooo:rsid="0028539c" officeooo:paragraph-rsid="0028539c"/>
    </style:style>
    <style:style style:name="P18" style:family="paragraph" style:parent-style-name="Text_20_body">
      <style:text-properties officeooo:rsid="002a0afe" officeooo:paragraph-rsid="002a0afe"/>
    </style:style>
    <style:style style:name="P19" style:family="paragraph" style:parent-style-name="Text_20_body">
      <style:text-properties officeooo:rsid="0030b215" officeooo:paragraph-rsid="0030b215"/>
    </style:style>
    <style:style style:name="P20" style:family="paragraph" style:parent-style-name="Heading_20_2">
      <style:text-properties officeooo:rsid="000ad200" officeooo:paragraph-rsid="000ad200"/>
    </style:style>
    <style:style style:name="P21" style:family="paragraph" style:parent-style-name="Heading_20_4">
      <style:text-properties style:font-name="apple-system" fo:font-style="normal" officeooo:rsid="0011988c" officeooo:paragraph-rsid="000d8b3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6f5" style:font-style-asian="italic" style:font-style-complex="italic"/>
    </style:style>
    <style:style style:name="T3" style:family="text">
      <style:text-properties fo:font-style="normal" officeooo:rsid="001076f5" style:font-style-asian="normal" style:font-style-complex="normal"/>
    </style:style>
    <style:style style:name="T4" style:family="text">
      <style:text-properties fo:font-style="normal" officeooo:rsid="0011988c" style:font-style-asian="normal" style:font-style-complex="normal"/>
    </style:style>
    <style:style style:name="T5" style:family="text">
      <style:text-properties officeooo:rsid="0010a3e7"/>
    </style:style>
    <style:style style:name="T6" style:family="text">
      <style:text-properties fo:color="#ff6600" fo:font-style="italic" fo:font-weight="bold" officeooo:rsid="0012d564" style:font-style-asian="italic" style:font-weight-asian="bold" style:font-style-complex="italic" style:font-weight-complex="bold"/>
    </style:style>
    <style:style style:name="T7" style:family="text">
      <style:text-properties officeooo:rsid="00150e06"/>
    </style:style>
    <style:style style:name="T8" style:family="text">
      <style:text-properties officeooo:rsid="0015185d"/>
    </style:style>
    <style:style style:name="T9" style:family="text">
      <style:text-properties officeooo:rsid="00166c88"/>
    </style:style>
    <style:style style:name="T10" style:family="text">
      <style:text-properties officeooo:rsid="001827f1"/>
    </style:style>
    <style:style style:name="T11" style:family="text">
      <style:text-properties officeooo:rsid="0018c758"/>
    </style:style>
    <style:style style:name="T12" style:family="text">
      <style:text-properties officeooo:rsid="001c1f00"/>
    </style:style>
    <style:style style:name="T13" style:family="text">
      <style:text-properties fo:font-variant="normal" fo:text-transform="none" fo:color="#24292e" fo:font-size="12pt" fo:letter-spacing="normal" fo:font-weight="bold"/>
    </style:style>
    <style:style style:name="T14" style:family="text">
      <style:text-properties fo:font-variant="normal" fo:text-transform="none" fo:color="#24292e" fo:font-size="12pt" fo:letter-spacing="normal" fo:font-weight="bold" officeooo:rsid="002359db"/>
    </style:style>
    <style:style style:name="T15" style:family="text">
      <style:text-properties fo:font-variant="normal" fo:text-transform="none" fo:color="#24292e" fo:font-size="12pt" fo:letter-spacing="normal" fo:font-weight="bold" officeooo:rsid="0024ba9e"/>
    </style:style>
    <style:style style:name="T16" style:family="text">
      <style:text-properties officeooo:rsid="002a0afe"/>
    </style:style>
    <style:style style:name="T17" style:family="text">
      <style:text-properties officeooo:rsid="002b0b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quitectura del sistema</text:p>
      <text:p text:style-name="P1"/>
      <text:h text:style-name="Heading_20_2" text:outline-level="2">Patrones de diseño</text:h>
      <text:h text:style-name="P20" text:outline-level="2">1. Modelo Vista Controlador</text:h>
      <text:p text:style-name="P3">El patrón <text:span text:style-name="T5">de diseño</text:span> Modelo Vista Controlador, <text:span text:style-name="T7">en adelante MVC,</text:span> es un patrón <text:span text:style-name="T1">composite. </text:span><text:span text:style-name="T3">Los patrones </text:span><text:span text:style-name="T2">composite</text:span><text:span text:style-name="T3"> son aquellos patrones capaces de trabajar juntos </text:span><text:span text:style-name="T4">para darle solución a un problema en común. </text:span><text:span text:style-name="T6">Cita Freeman</text:span></text:p>
      <text:p text:style-name="P4">El patrón de diseño <text:span text:style-name="T8">MVC está compuesto por:</text:span></text:p>
      <text:list xml:id="list6562091829391603700" text:style-name="L1">
        <text:list-item>
          <text:p text:style-name="P7">Modelo: <text:span text:style-name="T9">Almacena toda la información, estados y lógica de la aplicación.</text:span></text:p>
        </text:list-item>
        <text:list-item>
          <text:p text:style-name="P8">Vista: <text:span text:style-name="T10">Se trata de a interfaz de usuario que m</text:span>uestra una representación del modelo. <text:span text:style-name="T12">La vista informa al controlador qué trata de hacer el usuario. </text:span></text:p>
        </text:list-item>
        <text:list-item>
          <text:p text:style-name="P9">Controlador: <text:span text:style-name="T11">Toma la entrada del usuario, la gestiona y le transmite lo que ha interpretado al modelo. También, manipula cómo se debe ver la vista.</text:span></text:p>
        </text:list-item>
      </text:list>
      <text:h text:style-name="P21" text:outline-level="4"><text:span text:style-name="T13">Page Controller </text:span><text:span text:style-name="T14">Angular¿? - </text:span><text:span text:style-name="T15">Referencia abajo github</text:span></text:h>
      <text:p text:style-name="P12"><text:span text:style-name="T15">D</text:span><text:span text:style-name="T13">ependency injection to avoid singletons</text:span></text:p>
      <text:p text:style-name="P6">POSIBLE<text:span text:style-name="T16">S</text:span> <text:span text:style-name="T16">FUENTES</text:span></text:p>
      <text:p text:style-name="P2"><text:a xlink:type="simple" xlink:href="http://ima.udg.edu/~sellares/EINF-ES1/MVC-Toni.pdf">http://ima.udg.edu/~sellares/EINF-ES1/MVC-Toni.pdf</text:a></text:p>
      <text:p text:style-name="P10"><text:a xlink:type="simple" xlink:href="https://addyosmani.com/resources/essentialjsdesignpatterns/book/#detailmvc">https://addyosmani.com/resources/essentialjsdesignpatterns/book/#detailmvc</text:a></text:p>
      <text:p text:style-name="P11"><text:a xlink:type="simple" xlink:href="https://github.com/mgechev/angularjs-in-patterns/tree/master/images">https://github.com/mgechev/angularjs-in-patterns/tree/master/images</text:a></text:p>
      <text:p text:style-name="P11">EL DE ARRIBA ES DE ANGULAR CON DIAGRAMAS</text:p>
      <text:p text:style-name="P13"><text:a xlink:type="simple" xlink:href="https://msdn.microsoft.com/en-us/library/ff649595.aspx">https://msdn.microsoft.com/en-us/library/ff649595.aspx</text:a></text:p>
      <text:p text:style-name="P14"><text:a xlink:type="simple" xlink:href="http://trochette.github.io/Angular-Design-Patterns-Best-Practices/#/code_organization">http://trochette.github.io/Angular-Design-Patterns-Best-Practices/#/code_organization</text:a></text:p>
      <text:p text:style-name="P15"><text:a xlink:type="simple" xlink:href="https://stackoverflow.com/questions/20286917/angularjs-understanding-design-pattern">https://stackoverflow.com/questions/20286917/angularjs-understanding-design-pattern</text:a></text:p>
      <text:p text:style-name="P16"><text:a xlink:type="simple" xlink:href="http://cliffmeyers.com/blog/2013/4/21/code-organization-angularjs-javascript">http://cliffmeyers.com/blog/2013/4/21/code-organization-angularjs-javascript</text:a></text:p>
      <text:p text:style-name="P17"><text:a xlink:type="simple" xlink:href="https://www.ibm.com/developerworks/library/wa-mean1/index.html">https://www.ibm.com/developerworks/library/wa-mean1/index.html</text:a></text:p>
      <text:p text:style-name="P18">ESTRUCTURA <text:span text:style-name="T17">DE CARPETAS STACKMEAN: ES UN TFG HECHO EN MEAN STACK</text:span></text:p>
      <text:p text:style-name="P18"><text:a xlink:type="simple" xlink:href="https://riull.ull.es/xmlui/bitstream/handle/915/1394/Sistemas%20recomendadores%20para%20sistemas%20sociales..pdf?sequence=1">https://riull.ull.es/xmlui/bitstream/handle/915/1394/Sistemas%20recomendadores%20para%20sistemas%20sociales..pdf?sequence=1</text:a></text:p>
      <text:p text:style-name="P19">OTRO TFG STACKMEAN: PATRONES</text:p>
      <text:p text:style-name="P19"><text:a xlink:type="simple" xlink:href="https://riunet.upv.es/bitstream/handle/10251/93791/REQUENI%20-%20Enriquecimiento%20de%20Datos%20Abiertos.%20Desarrollo%20de%20una%20Aplicación%20para%20gestionar%20y%20mejora....pdf?sequence=1&amp;isAllowed=y">https://riunet.upv.es/bitstream/handle/10251/93791/REQUENI%20-%20Enriquecimiento%20de%20Datos%20Abiertos.%20Desarrollo%20de%20una%20Aplicaci%C3%B3n%20para%20gestionar%20y%20mejora....pdf?sequence=1&amp;isAllowed=y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3:07:15.790011627</meta:creation-date>
    <dc:date>2018-01-18T23:15:21.095589839</dc:date>
    <meta:editing-duration>PT1H56M29S</meta:editing-duration>
    <meta:editing-cycles>47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163" meta:character-count="1817" meta:non-whitespace-character-count="1680"/>
  </office:meta>
</office:document-meta>
</file>